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game 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off-by-one in turn counter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tutorial text prom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-these are just firewalls on collectables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t and ru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ored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inter-mission scene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sfeed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di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stomize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my assignment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 enemy typ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ack/hack animation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 animation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 effec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g music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 up UI layout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lpha Polish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camera confi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logic to level generator to avoid overlapping room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erminal camera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ct Wendy thru Michael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ct Nina Richard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00-00-00</text:date>, <text:time style:data-style-name="N2" text:time-value="16:29:24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2-23T19:57:20.351000000</dc:date>
    <meta:editing-duration>P6DT16H32M13S</meta:editing-duration>
    <meta:editing-cycles>42</meta:editing-cycles>
    <meta:document-statistic meta:table-count="1" meta:cell-count="151" meta:object-count="0"/>
  </office:meta>
</office:document-meta>
</file>